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79.29pt"/>
    </style:style>
    <style:style style:name="co5" style:family="table-column">
      <style:table-column-properties fo:break-before="auto" style:column-width="249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_before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tHistory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ostTypeId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4240054" calcext:value-type="float">
            <text:p>4240054</text:p>
          </table:table-cell>
          <table:table-cell office:value-type="float" office:value="2097117" calcext:value-type="float">
            <text:p>20971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]=1; &quot;q&quot;; &quot;a&quot;); &quot;/&quot;; [.B2]))" office:value-type="string" office:string-value="https://stackoverflow.com/a/2097117" calcext:value-type="string">
            <text:p>https://stackoverflow.com/a/2097117</text:p>
          </table:table-cell>
          <table:table-cell/>
        </table:table-row>
        <table:table-row table:style-name="ro1">
          <table:table-cell office:value-type="float" office:value="30512788" calcext:value-type="float">
            <text:p>30512788</text:p>
          </table:table-cell>
          <table:table-cell office:value-type="float" office:value="12901826" calcext:value-type="float">
            <text:p>1290182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3]=1; &quot;q&quot;; &quot;a&quot;); &quot;/&quot;; [.B3]))" office:value-type="string" office:string-value="https://stackoverflow.com/q/12901826" calcext:value-type="string">
            <text:p>https://stackoverflow.com/q/12901826</text:p>
          </table:table-cell>
          <table:table-cell/>
        </table:table-row>
        <table:table-row table:style-name="ro1">
          <table:table-cell office:value-type="float" office:value="31055834" calcext:value-type="float">
            <text:p>31055834</text:p>
          </table:table-cell>
          <table:table-cell office:value-type="float" office:value="13100680" calcext:value-type="float">
            <text:p>13100680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4]=1; &quot;q&quot;; &quot;a&quot;); &quot;/&quot;; [.B4]))" office:value-type="string" office:string-value="https://stackoverflow.com/q/13100680" calcext:value-type="string">
            <text:p>https://stackoverflow.com/q/13100680</text:p>
          </table:table-cell>
          <table:table-cell/>
        </table:table-row>
        <table:table-row table:style-name="ro1">
          <table:table-cell office:value-type="float" office:value="35475020" calcext:value-type="float">
            <text:p>35475020</text:p>
          </table:table-cell>
          <table:table-cell office:value-type="float" office:value="14693710" calcext:value-type="float">
            <text:p>14693710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5]=1; &quot;q&quot;; &quot;a&quot;); &quot;/&quot;; [.B5]))" office:value-type="string" office:string-value="https://stackoverflow.com/q/14693710" calcext:value-type="string">
            <text:p>https://stackoverflow.com/q/14693710</text:p>
          </table:table-cell>
          <table:table-cell/>
        </table:table-row>
        <table:table-row table:style-name="ro1">
          <table:table-cell office:value-type="float" office:value="36890536" calcext:value-type="float">
            <text:p>36890536</text:p>
          </table:table-cell>
          <table:table-cell office:value-type="float" office:value="15207317" calcext:value-type="float">
            <text:p>152073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6]=1; &quot;q&quot;; &quot;a&quot;); &quot;/&quot;; [.B6]))" office:value-type="string" office:string-value="https://stackoverflow.com/a/15207317" calcext:value-type="string">
            <text:p>https://stackoverflow.com/a/15207317</text:p>
          </table:table-cell>
          <table:table-cell/>
        </table:table-row>
        <table:table-row table:style-name="ro1">
          <table:table-cell office:value-type="float" office:value="37531119" calcext:value-type="float">
            <text:p>37531119</text:p>
          </table:table-cell>
          <table:table-cell office:value-type="float" office:value="15437937" calcext:value-type="float">
            <text:p>1543793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7]=1; &quot;q&quot;; &quot;a&quot;); &quot;/&quot;; [.B7]))" office:value-type="string" office:string-value="https://stackoverflow.com/a/15437937" calcext:value-type="string">
            <text:p>https://stackoverflow.com/a/15437937</text:p>
          </table:table-cell>
          <table:table-cell/>
        </table:table-row>
        <table:table-row table:style-name="ro1">
          <table:table-cell office:value-type="float" office:value="38873882" calcext:value-type="float">
            <text:p>38873882</text:p>
          </table:table-cell>
          <table:table-cell office:value-type="float" office:value="15921218" calcext:value-type="float">
            <text:p>1592121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8]=1; &quot;q&quot;; &quot;a&quot;); &quot;/&quot;; [.B8]))" office:value-type="string" office:string-value="https://stackoverflow.com/q/15921218" calcext:value-type="string">
            <text:p>https://stackoverflow.com/q/15921218</text:p>
          </table:table-cell>
          <table:table-cell/>
        </table:table-row>
        <table:table-row table:style-name="ro1">
          <table:table-cell office:value-type="float" office:value="43455313" calcext:value-type="float">
            <text:p>43455313</text:p>
          </table:table-cell>
          <table:table-cell office:value-type="float" office:value="17569613" calcext:value-type="float">
            <text:p>17569613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9]=1; &quot;q&quot;; &quot;a&quot;); &quot;/&quot;; [.B9]))" office:value-type="string" office:string-value="https://stackoverflow.com/q/17569613" calcext:value-type="string">
            <text:p>https://stackoverflow.com/q/17569613</text:p>
          </table:table-cell>
          <table:table-cell/>
        </table:table-row>
        <table:table-row table:style-name="ro1">
          <table:table-cell office:value-type="float" office:value="48828348" calcext:value-type="float">
            <text:p>48828348</text:p>
          </table:table-cell>
          <table:table-cell office:value-type="float" office:value="19236571" calcext:value-type="float">
            <text:p>1923657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0]=1; &quot;q&quot;; &quot;a&quot;); &quot;/&quot;; [.B10]))" office:value-type="string" office:string-value="https://stackoverflow.com/q/19236571" calcext:value-type="string">
            <text:p>https://stackoverflow.com/q/19236571</text:p>
          </table:table-cell>
          <table:table-cell/>
        </table:table-row>
        <table:table-row table:style-name="ro1">
          <table:table-cell office:value-type="float" office:value="54060980" calcext:value-type="float">
            <text:p>54060980</text:p>
          </table:table-cell>
          <table:table-cell office:value-type="float" office:value="20698049" calcext:value-type="float">
            <text:p>2069804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1]=1; &quot;q&quot;; &quot;a&quot;); &quot;/&quot;; [.B11]))" office:value-type="string" office:string-value="https://stackoverflow.com/a/20698049" calcext:value-type="string">
            <text:p>https://stackoverflow.com/a/20698049</text:p>
          </table:table-cell>
          <table:table-cell/>
        </table:table-row>
        <table:table-row table:style-name="ro1">
          <table:table-cell office:value-type="float" office:value="63004062" calcext:value-type="float">
            <text:p>63004062</text:p>
          </table:table-cell>
          <table:table-cell office:value-type="float" office:value="23103758" calcext:value-type="float">
            <text:p>2310375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2]=1; &quot;q&quot;; &quot;a&quot;); &quot;/&quot;; [.B12]))" office:value-type="string" office:string-value="https://stackoverflow.com/q/23103758" calcext:value-type="string">
            <text:p>https://stackoverflow.com/q/23103758</text:p>
          </table:table-cell>
          <table:table-cell/>
        </table:table-row>
        <table:table-row table:style-name="ro1">
          <table:table-cell office:value-type="float" office:value="66206971" calcext:value-type="float">
            <text:p>66206971</text:p>
          </table:table-cell>
          <table:table-cell office:value-type="float" office:value="23939937" calcext:value-type="float">
            <text:p>2393993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3]=1; &quot;q&quot;; &quot;a&quot;); &quot;/&quot;; [.B13]))" office:value-type="string" office:string-value="https://stackoverflow.com/q/23939937" calcext:value-type="string">
            <text:p>https://stackoverflow.com/q/23939937</text:p>
          </table:table-cell>
          <table:table-cell/>
        </table:table-row>
        <table:table-row table:style-name="ro1">
          <table:table-cell office:value-type="float" office:value="68582542" calcext:value-type="float">
            <text:p>68582542</text:p>
          </table:table-cell>
          <table:table-cell office:value-type="float" office:value="24553707" calcext:value-type="float">
            <text:p>2455370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4]=1; &quot;q&quot;; &quot;a&quot;); &quot;/&quot;; [.B14]))" office:value-type="string" office:string-value="https://stackoverflow.com/q/24553707" calcext:value-type="string">
            <text:p>https://stackoverflow.com/q/24553707</text:p>
          </table:table-cell>
          <table:table-cell/>
        </table:table-row>
        <table:table-row table:style-name="ro1">
          <table:table-cell office:value-type="float" office:value="71921347" calcext:value-type="float">
            <text:p>71921347</text:p>
          </table:table-cell>
          <table:table-cell office:value-type="float" office:value="25427201" calcext:value-type="float">
            <text:p>2542720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5]=1; &quot;q&quot;; &quot;a&quot;); &quot;/&quot;; [.B15]))" office:value-type="string" office:string-value="https://stackoverflow.com/q/25427201" calcext:value-type="string">
            <text:p>https://stackoverflow.com/q/25427201</text:p>
          </table:table-cell>
          <table:table-cell/>
        </table:table-row>
        <table:table-row table:style-name="ro1">
          <table:table-cell office:value-type="float" office:value="76970373" calcext:value-type="float">
            <text:p>76970373</text:p>
          </table:table-cell>
          <table:table-cell office:value-type="float" office:value="26743999" calcext:value-type="float">
            <text:p>2674399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6]=1; &quot;q&quot;; &quot;a&quot;); &quot;/&quot;; [.B16]))" office:value-type="string" office:string-value="https://stackoverflow.com/a/26743999" calcext:value-type="string">
            <text:p>https://stackoverflow.com/a/26743999</text:p>
          </table:table-cell>
          <table:table-cell/>
        </table:table-row>
        <table:table-row table:style-name="ro1">
          <table:table-cell office:value-type="float" office:value="90050732" calcext:value-type="float">
            <text:p>90050732</text:p>
          </table:table-cell>
          <table:table-cell office:value-type="float" office:value="30133668" calcext:value-type="float">
            <text:p>30133668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7]=1; &quot;q&quot;; &quot;a&quot;); &quot;/&quot;; [.B17]))" office:value-type="string" office:string-value="https://stackoverflow.com/a/30133668" calcext:value-type="string">
            <text:p>https://stackoverflow.com/a/30133668</text:p>
          </table:table-cell>
          <table:table-cell/>
        </table:table-row>
        <table:table-row table:style-name="ro1">
          <table:table-cell office:value-type="float" office:value="92298332" calcext:value-type="float">
            <text:p>92298332</text:p>
          </table:table-cell>
          <table:table-cell office:value-type="float" office:value="30693831" calcext:value-type="float">
            <text:p>30693831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8]=1; &quot;q&quot;; &quot;a&quot;); &quot;/&quot;; [.B18]))" office:value-type="string" office:string-value="https://stackoverflow.com/a/30693831" calcext:value-type="string">
            <text:p>https://stackoverflow.com/a/30693831</text:p>
          </table:table-cell>
          <table:table-cell/>
        </table:table-row>
        <table:table-row table:style-name="ro1">
          <table:table-cell office:value-type="float" office:value="108936262" calcext:value-type="float">
            <text:p>108936262</text:p>
          </table:table-cell>
          <table:table-cell office:value-type="float" office:value="34896080" calcext:value-type="float">
            <text:p>3489608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9]=1; &quot;q&quot;; &quot;a&quot;); &quot;/&quot;; [.B19]))" office:value-type="string" office:string-value="https://stackoverflow.com/a/34896080" calcext:value-type="string">
            <text:p>https://stackoverflow.com/a/34896080</text:p>
          </table:table-cell>
          <table:table-cell/>
        </table:table-row>
        <table:table-row table:style-name="ro1">
          <table:table-cell office:value-type="float" office:value="120864585" calcext:value-type="float">
            <text:p>120864585</text:p>
          </table:table-cell>
          <table:table-cell office:value-type="float" office:value="37928962" calcext:value-type="float">
            <text:p>3792896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0]=1; &quot;q&quot;; &quot;a&quot;); &quot;/&quot;; [.B20]))" office:value-type="string" office:string-value="https://stackoverflow.com/q/37928962" calcext:value-type="string">
            <text:p>https://stackoverflow.com/q/37928962</text:p>
          </table:table-cell>
          <table:table-cell/>
        </table:table-row>
        <table:table-row table:style-name="ro1">
          <table:table-cell office:value-type="float" office:value="120874476" calcext:value-type="float">
            <text:p>120874476</text:p>
          </table:table-cell>
          <table:table-cell office:value-type="float" office:value="37931432" calcext:value-type="float">
            <text:p>3793143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1]=1; &quot;q&quot;; &quot;a&quot;); &quot;/&quot;; [.B21]))" office:value-type="string" office:string-value="https://stackoverflow.com/q/37931432" calcext:value-type="string">
            <text:p>https://stackoverflow.com/q/37931432</text:p>
          </table:table-cell>
          <table:table-cell/>
        </table:table-row>
        <table:table-row table:style-name="ro1">
          <table:table-cell office:value-type="float" office:value="143562401" calcext:value-type="float">
            <text:p>143562401</text:p>
          </table:table-cell>
          <table:table-cell office:value-type="float" office:value="43517581" calcext:value-type="float">
            <text:p>4351758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2]=1; &quot;q&quot;; &quot;a&quot;); &quot;/&quot;; [.B22]))" office:value-type="string" office:string-value="https://stackoverflow.com/q/43517581" calcext:value-type="string">
            <text:p>https://stackoverflow.com/q/43517581</text:p>
          </table:table-cell>
          <table:table-cell/>
        </table:table-row>
        <table:table-row table:style-name="ro1">
          <table:table-cell office:value-type="float" office:value="152739998" calcext:value-type="float">
            <text:p>152739998</text:p>
          </table:table-cell>
          <table:table-cell office:value-type="float" office:value="45388935" calcext:value-type="float">
            <text:p>4538893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3]=1; &quot;q&quot;; &quot;a&quot;); &quot;/&quot;; [.B23]))" office:value-type="string" office:string-value="https://stackoverflow.com/a/45388935" calcext:value-type="string">
            <text:p>https://stackoverflow.com/a/45388935</text:p>
          </table:table-cell>
          <table:table-cell/>
        </table:table-row>
        <table:table-row table:style-name="ro1">
          <table:table-cell office:value-type="float" office:value="157892886" calcext:value-type="float">
            <text:p>157892886</text:p>
          </table:table-cell>
          <table:table-cell office:value-type="float" office:value="46633885" calcext:value-type="float">
            <text:p>4663388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4]=1; &quot;q&quot;; &quot;a&quot;); &quot;/&quot;; [.B24]))" office:value-type="string" office:string-value="https://stackoverflow.com/q/46633885" calcext:value-type="string">
            <text:p>https://stackoverflow.com/q/46633885</text:p>
          </table:table-cell>
          <table:table-cell/>
        </table:table-row>
        <table:table-row table:style-name="ro1">
          <table:table-cell office:value-type="float" office:value="158498307" calcext:value-type="float">
            <text:p>158498307</text:p>
          </table:table-cell>
          <table:table-cell office:value-type="float" office:value="46783676" calcext:value-type="float">
            <text:p>46783676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5]=1; &quot;q&quot;; &quot;a&quot;); &quot;/&quot;; [.B25]))" office:value-type="string" office:string-value="https://stackoverflow.com/a/46783676" calcext:value-type="string">
            <text:p>https://stackoverflow.com/a/46783676</text:p>
          </table:table-cell>
          <table:table-cell/>
        </table:table-row>
        <table:table-row table:style-name="ro1">
          <table:table-cell office:value-type="float" office:value="161094112" calcext:value-type="float">
            <text:p>161094112</text:p>
          </table:table-cell>
          <table:table-cell office:value-type="float" office:value="47409055" calcext:value-type="float">
            <text:p>4740905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6]=1; &quot;q&quot;; &quot;a&quot;); &quot;/&quot;; [.B26]))" office:value-type="string" office:string-value="https://stackoverflow.com/a/47409055" calcext:value-type="string">
            <text:p>https://stackoverflow.com/a/474090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0:29:59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0:30:02.788000000</dc:date>
    <meta:editing-duration>PT13M43S</meta:editing-duration>
    <meta:editing-cycles>4</meta:editing-cycles>
    <meta:generator>LibreOffice/5.4.5.1$Windows_X86_64 LibreOffice_project/79c9829dd5d8054ec39a82dc51cd9eff340dbee8</meta:generator>
    <meta:document-statistic meta:table-count="1" meta:cell-count="105" meta:object-count="0"/>
  </office:meta>
</office:document-meta>
</file>